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274cm"/>
    </style:style>
    <style:style style:name="co4" style:family="table-column">
      <style:table-column-properties fo:break-before="auto" style:column-width="3.501cm"/>
    </style:style>
    <style:style style:name="co5" style:family="table-column">
      <style:table-column-properties fo:break-before="auto" style:column-width="3.584cm"/>
    </style:style>
    <style:style style:name="co6" style:family="table-column">
      <style:table-column-properties fo:break-before="auto" style:column-width="2.529cm"/>
    </style:style>
    <style:style style:name="co7" style:family="table-column">
      <style:table-column-properties fo:break-before="auto" style:column-width="2.835cm"/>
    </style:style>
    <style:style style:name="co8" style:family="table-column">
      <style:table-column-properties fo:break-before="auto" style:column-width="2.584cm"/>
    </style:style>
    <style:style style:name="co9" style:family="table-column">
      <style:table-column-properties fo:break-before="auto" style:column-width="2.78cm"/>
    </style:style>
    <style:style style:name="co10" style:family="table-column">
      <style:table-column-properties fo:break-before="auto" style:column-width="3.334cm"/>
    </style:style>
    <style:style style:name="co11" style:family="table-column">
      <style:table-column-properties fo:break-before="auto" style:column-width="3.2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"/>
  </office:automatic-styles>
  <office:body>
    <office:spreadsheet>
      <table:table table:name="tryd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10"/>
        <table:table-column table:style-name="co10" table:default-cell-style-name="ce10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3" table:number-rows-spanned="1">
            <text:p>Último Negócio de DOLFUT</text:p>
          </table:table-cell>
          <table:covered-table-cell table:style-name="ce1"/>
          <table:covered-table-cell table:style-name="Default"/>
          <table:table-cell table:style-name="Default"/>
          <table:table-cell/>
          <table:table-cell table:style-name="Default" table:number-columns-repeated="2"/>
          <table:table-cell table:style-name="ce1" office:value-type="string" table:number-columns-spanned="3" table:number-rows-spanned="1">
            <text:p>Último Negócio de INDFUT</text:p>
          </table:table-cell>
          <table:covered-table-cell table:number-columns-repeated="2" table:style-name="Default"/>
          <table:table-cell table:style-name="Default"/>
          <table:table-cell table:number-columns-repeated="2"/>
        </table:table-row>
        <table:table-row table:style-name="ro2">
          <table:table-cell table:style-name="ce2" office:value-type="string">
            <text:p>Preço</text:p>
          </table:table-cell>
          <table:table-cell table:style-name="ce2" office:value-type="string">
            <text:p>Qtd</text:p>
          </table:table-cell>
          <table:table-cell table:style-name="ce2" office:value-type="string">
            <text:p>Hora</text:p>
          </table:table-cell>
          <table:table-cell table:style-name="ce2" office:value-type="string">
            <text:p>Agr</text:p>
          </table:table-cell>
          <table:table-cell/>
          <table:table-cell table:style-name="Default" table:number-columns-repeated="2"/>
          <table:table-cell table:style-name="ce2" office:value-type="string">
            <text:p>Preço</text:p>
          </table:table-cell>
          <table:table-cell table:style-name="ce2" office:value-type="string">
            <text:p>Qtd</text:p>
          </table:table-cell>
          <table:table-cell table:style-name="ce2" office:value-type="string">
            <text:p>Hora</text:p>
          </table:table-cell>
          <table:table-cell table:style-name="ce2" office:value-type="string">
            <text:p>Agr</text:p>
          </table:table-cell>
          <table:table-cell table:number-columns-repeated="2"/>
        </table:table-row>
        <table:table-row table:style-name="ro2">
          <table:table-cell table:style-name="ce3" table:formula="of:=DDE(&quot;Stech&quot;;&quot;NEGS&quot;;&quot;DOLFUT.Prc&quot;)" office:value-type="string" office:string-value="4.327,50@4.327,50@4.327,50@4.327,50@4.327,50@4.327,50@4.327,50@4.327,50@4.327,50@4.327,50@4.327,50@4.327,50@4.327,50@4.327,50@4.327,50@4.327,50@4.327,50@4.327,50@4.327,50@4.327,50@4.327,50@4.327,50">
            <text:p>4.327,50@4.327,50@4.327,50@4.327,50@4.327,50@4.327,50@4.327,50@4.327,50@4.327,50@4.327,50@4.327,50@4.327,50@4.327,50@4.327,50@4.327,50@4.327,50@4.327,50@4.327,50@4.327,50@4.327,50@4.327,50@4.327,50</text:p>
          </table:table-cell>
          <table:table-cell table:formula="of:=DDE(&quot;Stech&quot;;&quot;NEGS&quot;;&quot;DOLFUT.Qtd&quot;)" office:value-type="string" office:string-value="5@20@5@20@20@10@5@10@5@5@5@5@5@5@5@5@5@5@5@5@5@5">
            <text:p>5@20@5@20@20@10@5@10@5@5@5@5@5@5@5@5@5@5@5@5@5@5</text:p>
          </table:table-cell>
          <table:table-cell table:style-name="ce7" table:formula="of:=DDE(&quot;Stech&quot;;&quot;NEGS&quot;;&quot;DOLFUT.Hora&quot;)" office:value-type="string" office:string-value="16:49:51@16:49:51@16:49:51@16:49:51@16:49:51@16:49:51@16:49:51@16:49:51@16:49:51@16:49:51@16:49:51@16:49:51@16:49:51@16:49:51@16:49:51@16:49:51@16:49:51@16:49:51@16:49:51@16:49:52@16:49:52@16:49:52">
            <text:p>16:49:51@16:49:51@16:49:51@16:49:51@16:49:51@16:49:51@16:49:51@16:49:51@16:49:51@16:49:51@16:49:51@16:49:51@16:49:51@16:49:51@16:49:51@16:49:51@16:49:51@16:49:51@16:49:51@16:49:52@16:49:52@16:49:52</text:p>
          </table:table-cell>
          <table:table-cell table:style-name="ce5" table:formula="of:=DDE(&quot;Stech&quot;;&quot;NEGS&quot;;&quot;DOLFUT.Agr&quot;)" office:value-type="string" office:string-value="Comprador@Comprador@Comprador@Comprador@Comprador@Comprador@Comprador@Comprador@Comprador@Comprador@Vendedor@Vendedor@Vendedor@Vendedor@Vendedor@Vendedor@Vendedor@Vendedor@Vendedor@Vendedor@Vendedor@Vendedor">
            <text:p>Comprador@Comprador@Comprador@Comprador@Comprador@Comprador@Comprador@Comprador@Comprador@Comprador@Vendedor@Vendedor@Vendedor@Vendedor@Vendedor@Vendedor@Vendedor@Vendedor@Vendedor@Vendedor@Vendedor@Vendedor</text:p>
          </table:table-cell>
          <table:table-cell/>
          <table:table-cell table:style-name="Default" table:number-columns-repeated="2"/>
          <table:table-cell table:style-name="ce10" table:formula="of:=DDE(&quot;Stech&quot;;&quot;NEGS&quot;;&quot;INDFUT.Prc&quot;)">
            <text:p/>
          </table:table-cell>
          <table:table-cell table:formula="of:=DDE(&quot;Stech&quot;;&quot;NEGS&quot;;&quot;INDFUT.Qtd&quot;)">
            <text:p/>
          </table:table-cell>
          <table:table-cell table:style-name="ce7" table:formula="of:=DDE(&quot;Stech&quot;;&quot;NEGS&quot;;&quot;INDFUT.Hora&quot;)">
            <text:p/>
          </table:table-cell>
          <table:table-cell table:style-name="ce5" table:formula="of:=DDE(&quot;Stech&quot;;&quot;NEGS&quot;;&quot;INDFUT.Agr&quot;)">
            <text:p/>
          </table:table-cell>
          <table:table-cell table:number-columns-repeated="2"/>
        </table:table-row>
        <table:table-row table:style-name="ro2">
          <table:table-cell table:style-name="ce3"/>
          <table:table-cell/>
          <table:table-cell table:style-name="ce5" table:number-columns-repeated="2"/>
          <table:table-cell table:style-name="ce9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" office:value-type="string" table:number-columns-spanned="4" table:number-rows-spanned="1">
            <text:p>Livro de Ofertas Agrupado por Preço de DOLFUT</text:p>
          </table:table-cell>
          <table:covered-table-cell table:number-columns-repeated="3" table:style-name="Default"/>
          <table:table-cell/>
          <table:table-cell table:style-name="Default" table:number-columns-repeated="2"/>
          <table:table-cell table:style-name="ce1" office:value-type="string" table:number-columns-spanned="4" table:number-rows-spanned="1">
            <text:p>Livro de Ofertas Agrupado por Preço de INDFUT</text:p>
          </table:table-cell>
          <table:covered-table-cell table:number-columns-repeated="3" table:style-name="Default"/>
          <table:table-cell table:number-columns-repeated="2"/>
        </table:table-row>
        <table:table-row table:style-name="ro2">
          <table:table-cell table:style-name="ce4" office:value-type="string">
            <text:p>Oft</text:p>
          </table:table-cell>
          <table:table-cell table:style-name="ce4" office:value-type="string">
            <text:p>Qtd</text:p>
          </table:table-cell>
          <table:table-cell table:style-name="ce4" office:value-type="string">
            <text:p>Cpa</text:p>
          </table:table-cell>
          <table:table-cell table:style-name="ce4" office:value-type="string">
            <text:p>Vda</text:p>
          </table:table-cell>
          <table:table-cell table:style-name="ce4" office:value-type="string">
            <text:p>Qtd</text:p>
          </table:table-cell>
          <table:table-cell table:style-name="ce4" office:value-type="string">
            <text:p>Oft</text:p>
          </table:table-cell>
          <table:table-cell table:style-name="ce4"/>
          <table:table-cell table:style-name="ce4" office:value-type="string">
            <text:p>Oft</text:p>
          </table:table-cell>
          <table:table-cell table:style-name="ce4" office:value-type="string">
            <text:p>Qtd</text:p>
          </table:table-cell>
          <table:table-cell table:style-name="ce4" office:value-type="string">
            <text:p>Cpa</text:p>
          </table:table-cell>
          <table:table-cell table:style-name="ce4" office:value-type="string">
            <text:p>Vda</text:p>
          </table:table-cell>
          <table:table-cell table:style-name="ce4" office:value-type="string">
            <text:p>Qtd</text:p>
          </table:table-cell>
          <table:table-cell table:style-name="ce4" office:value-type="string">
            <text:p>Oft</text:p>
          </table:table-cell>
        </table:table-row>
        <table:table-row table:style-name="ro2">
          <table:table-cell table:formula="of:=DDE(&quot;Stech&quot;;&quot;LVL2&quot;;&quot;DOLFUT.1.0.0&quot;)" office:value-type="float" office:value="16">
            <text:p>16</text:p>
          </table:table-cell>
          <table:table-cell table:formula="of:=DDE(&quot;Stech&quot;;&quot;LVL2&quot;;&quot;DOLFUT.1.0.1&quot;)" office:value-type="float" office:value="95">
            <text:p>95</text:p>
          </table:table-cell>
          <table:table-cell table:formula="of:=DDE(&quot;Stech&quot;;&quot;LVL2&quot;;&quot;DOLFUT.1.0.2&quot;)" office:value-type="currency" office:currency="BRL" office:value="4327">
            <text:p>R$ 4.327,00</text:p>
          </table:table-cell>
          <table:table-cell table:formula="of:=DDE(&quot;Stech&quot;;&quot;LVL2&quot;;&quot;DOLFUT.1.0.3&quot;)" office:value-type="currency" office:currency="BRL" office:value="4327.5">
            <text:p>R$ 4.327,50</text:p>
          </table:table-cell>
          <table:table-cell table:style-name="ce5" table:formula="of:=DDE(&quot;Stech&quot;;&quot;LVL2&quot;;&quot;DOLFUT.1.0.4&quot;)" office:value-type="float" office:value="30">
            <text:p>30</text:p>
          </table:table-cell>
          <table:table-cell table:formula="of:=DDE(&quot;Stech&quot;;&quot;LVL2&quot;;&quot;DOLFUT.1.0.5&quot;)" office:value-type="float" office:value="5">
            <text:p>5</text:p>
          </table:table-cell>
          <table:table-cell/>
          <table:table-cell table:formula="of:=DDE(&quot;Stech&quot;;&quot;LVL2&quot;;&quot;INDFUT.1.0.0&quot;)">
            <text:p/>
          </table:table-cell>
          <table:table-cell table:formula="of:=DDE(&quot;Stech&quot;;&quot;LVL2&quot;;&quot;INDFUT.1.0.1&quot;)">
            <text:p/>
          </table:table-cell>
          <table:table-cell table:formula="of:=DDE(&quot;Stech&quot;;&quot;LVL2&quot;;&quot;INDFUT.1.0.2&quot;)">
            <text:p/>
          </table:table-cell>
          <table:table-cell table:formula="of:=DDE(&quot;Stech&quot;;&quot;LVL2&quot;;&quot;INDFUT.1.0.3&quot;)">
            <text:p/>
          </table:table-cell>
          <table:table-cell table:style-name="ce5" table:formula="of:=DDE(&quot;Stech&quot;;&quot;LVL2&quot;;&quot;INDFUT.1.0.4&quot;)">
            <text:p/>
          </table:table-cell>
          <table:table-cell table:style-name="ce5" table:formula="of:=DDE(&quot;Stech&quot;;&quot;LVL2&quot;;&quot;INDFUT.1.0.5&quot;)">
            <text:p/>
          </table:table-cell>
        </table:table-row>
        <table:table-row table:style-name="ro2">
          <table:table-cell table:formula="of:=DDE(&quot;Stech&quot;;&quot;LVL2&quot;;&quot;DOLFUT.1.1.0&quot;)" office:value-type="float" office:value="22">
            <text:p>22</text:p>
          </table:table-cell>
          <table:table-cell table:formula="of:=DDE(&quot;Stech&quot;;&quot;LVL2&quot;;&quot;DOLFUT.1.1.1&quot;)" office:value-type="float" office:value="150">
            <text:p>150</text:p>
          </table:table-cell>
          <table:table-cell table:formula="of:=DDE(&quot;Stech&quot;;&quot;LVL2&quot;;&quot;DOLFUT.1.1.2&quot;)" office:value-type="currency" office:currency="BRL" office:value="4326.5">
            <text:p>R$ 4.326,50</text:p>
          </table:table-cell>
          <table:table-cell table:formula="of:=DDE(&quot;Stech&quot;;&quot;LVL2&quot;;&quot;DOLFUT.1.1.3&quot;)" office:value-type="currency" office:currency="BRL" office:value="4328">
            <text:p>R$ 4.328,00</text:p>
          </table:table-cell>
          <table:table-cell table:style-name="ce5" table:formula="of:=DDE(&quot;Stech&quot;;&quot;LVL2&quot;;&quot;DOLFUT.1.1.4&quot;)" office:value-type="float" office:value="175">
            <text:p>175</text:p>
          </table:table-cell>
          <table:table-cell table:formula="of:=DDE(&quot;Stech&quot;;&quot;LVL2&quot;;&quot;DOLFUT.1.1.5&quot;)" office:value-type="float" office:value="19">
            <text:p>19</text:p>
          </table:table-cell>
          <table:table-cell/>
          <table:table-cell table:formula="of:=DDE(&quot;Stech&quot;;&quot;LVL2&quot;;&quot;INDFUT.1.1.0&quot;)">
            <text:p/>
          </table:table-cell>
          <table:table-cell table:formula="of:=DDE(&quot;Stech&quot;;&quot;LVL2&quot;;&quot;INDFUT.1.1.1&quot;)">
            <text:p/>
          </table:table-cell>
          <table:table-cell table:formula="of:=DDE(&quot;Stech&quot;;&quot;LVL2&quot;;&quot;INDFUT.1.1.2&quot;)">
            <text:p/>
          </table:table-cell>
          <table:table-cell table:formula="of:=DDE(&quot;Stech&quot;;&quot;LVL2&quot;;&quot;INDFUT.1.1.3&quot;)">
            <text:p/>
          </table:table-cell>
          <table:table-cell table:style-name="ce5" table:formula="of:=DDE(&quot;Stech&quot;;&quot;LVL2&quot;;&quot;INDFUT.1.1.4&quot;)">
            <text:p/>
          </table:table-cell>
          <table:table-cell table:style-name="ce5" table:formula="of:=DDE(&quot;Stech&quot;;&quot;LVL2&quot;;&quot;INDFUT.1.1.5&quot;)">
            <text:p/>
          </table:table-cell>
        </table:table-row>
        <table:table-row table:style-name="ro2">
          <table:table-cell table:formula="of:=DDE(&quot;Stech&quot;;&quot;LVL2&quot;;&quot;DOLFUT.1.2.0&quot;)" office:value-type="float" office:value="23">
            <text:p>23</text:p>
          </table:table-cell>
          <table:table-cell table:formula="of:=DDE(&quot;Stech&quot;;&quot;LVL2&quot;;&quot;DOLFUT.1.2.1&quot;)" office:value-type="float" office:value="135">
            <text:p>135</text:p>
          </table:table-cell>
          <table:table-cell table:formula="of:=DDE(&quot;Stech&quot;;&quot;LVL2&quot;;&quot;DOLFUT.1.2.2&quot;)" office:value-type="currency" office:currency="BRL" office:value="4326">
            <text:p>R$ 4.326,00</text:p>
          </table:table-cell>
          <table:table-cell table:formula="of:=DDE(&quot;Stech&quot;;&quot;LVL2&quot;;&quot;DOLFUT.1.2.3&quot;)" office:value-type="currency" office:currency="BRL" office:value="4328.5">
            <text:p>R$ 4.328,50</text:p>
          </table:table-cell>
          <table:table-cell table:style-name="ce5" table:formula="of:=DDE(&quot;Stech&quot;;&quot;LVL2&quot;;&quot;DOLFUT.1.2.4&quot;)" office:value-type="float" office:value="130">
            <text:p>130</text:p>
          </table:table-cell>
          <table:table-cell table:formula="of:=DDE(&quot;Stech&quot;;&quot;LVL2&quot;;&quot;DOLFUT.1.2.5&quot;)" office:value-type="float" office:value="25">
            <text:p>25</text:p>
          </table:table-cell>
          <table:table-cell/>
          <table:table-cell table:formula="of:=DDE(&quot;Stech&quot;;&quot;LVL2&quot;;&quot;INDFUT.1.2.0&quot;)">
            <text:p/>
          </table:table-cell>
          <table:table-cell table:formula="of:=DDE(&quot;Stech&quot;;&quot;LVL2&quot;;&quot;INDFUT.1.2.1&quot;)">
            <text:p/>
          </table:table-cell>
          <table:table-cell table:formula="of:=DDE(&quot;Stech&quot;;&quot;LVL2&quot;;&quot;INDFUT.1.2.2&quot;)">
            <text:p/>
          </table:table-cell>
          <table:table-cell table:formula="of:=DDE(&quot;Stech&quot;;&quot;LVL2&quot;;&quot;INDFUT.1.2.3&quot;)">
            <text:p/>
          </table:table-cell>
          <table:table-cell table:style-name="ce5" table:formula="of:=DDE(&quot;Stech&quot;;&quot;LVL2&quot;;&quot;INDFUT.1.2.4&quot;)">
            <text:p/>
          </table:table-cell>
          <table:table-cell table:style-name="ce5" table:formula="of:=DDE(&quot;Stech&quot;;&quot;LVL2&quot;;&quot;INDFUT.1.2.5&quot;)">
            <text:p/>
          </table:table-cell>
        </table:table-row>
        <table:table-row table:style-name="ro2">
          <table:table-cell table:formula="of:=DDE(&quot;Stech&quot;;&quot;LVL2&quot;;&quot;DOLFUT.1.3.0&quot;)" office:value-type="float" office:value="26">
            <text:p>26</text:p>
          </table:table-cell>
          <table:table-cell table:formula="of:=DDE(&quot;Stech&quot;;&quot;LVL2&quot;;&quot;DOLFUT.1.3.1&quot;)" office:value-type="float" office:value="145">
            <text:p>145</text:p>
          </table:table-cell>
          <table:table-cell table:formula="of:=DDE(&quot;Stech&quot;;&quot;LVL2&quot;;&quot;DOLFUT.1.3.2&quot;)" office:value-type="currency" office:currency="BRL" office:value="4325.5">
            <text:p>R$ 4.325,50</text:p>
          </table:table-cell>
          <table:table-cell table:formula="of:=DDE(&quot;Stech&quot;;&quot;LVL2&quot;;&quot;DOLFUT.1.3.3&quot;)" office:value-type="currency" office:currency="BRL" office:value="4329">
            <text:p>R$ 4.329,00</text:p>
          </table:table-cell>
          <table:table-cell table:style-name="ce5" table:formula="of:=DDE(&quot;Stech&quot;;&quot;LVL2&quot;;&quot;DOLFUT.1.3.4&quot;)" office:value-type="float" office:value="260">
            <text:p>260</text:p>
          </table:table-cell>
          <table:table-cell table:formula="of:=DDE(&quot;Stech&quot;;&quot;LVL2&quot;;&quot;DOLFUT.1.3.5&quot;)" office:value-type="float" office:value="22">
            <text:p>22</text:p>
          </table:table-cell>
          <table:table-cell/>
          <table:table-cell table:formula="of:=DDE(&quot;Stech&quot;;&quot;LVL2&quot;;&quot;INDFUT.1.3.0&quot;)">
            <text:p/>
          </table:table-cell>
          <table:table-cell table:formula="of:=DDE(&quot;Stech&quot;;&quot;LVL2&quot;;&quot;INDFUT.1.3.1&quot;)">
            <text:p/>
          </table:table-cell>
          <table:table-cell table:formula="of:=DDE(&quot;Stech&quot;;&quot;LVL2&quot;;&quot;INDFUT.1.3.2&quot;)">
            <text:p/>
          </table:table-cell>
          <table:table-cell table:formula="of:=DDE(&quot;Stech&quot;;&quot;LVL2&quot;;&quot;INDFUT.1.3.3&quot;)">
            <text:p/>
          </table:table-cell>
          <table:table-cell table:style-name="ce5" table:formula="of:=DDE(&quot;Stech&quot;;&quot;LVL2&quot;;&quot;INDFUT.1.3.4&quot;)">
            <text:p/>
          </table:table-cell>
          <table:table-cell table:style-name="ce5" table:formula="of:=DDE(&quot;Stech&quot;;&quot;LVL2&quot;;&quot;INDFUT.1.3.5&quot;)">
            <text:p/>
          </table:table-cell>
        </table:table-row>
        <table:table-row table:style-name="ro2">
          <table:table-cell table:formula="of:=DDE(&quot;Stech&quot;;&quot;LVL2&quot;;&quot;DOLFUT.1.4.0&quot;)" office:value-type="float" office:value="21">
            <text:p>21</text:p>
          </table:table-cell>
          <table:table-cell table:formula="of:=DDE(&quot;Stech&quot;;&quot;LVL2&quot;;&quot;DOLFUT.1.4.1&quot;)" office:value-type="float" office:value="120">
            <text:p>120</text:p>
          </table:table-cell>
          <table:table-cell table:formula="of:=DDE(&quot;Stech&quot;;&quot;LVL2&quot;;&quot;DOLFUT.1.4.2&quot;)" office:value-type="currency" office:currency="BRL" office:value="4325">
            <text:p>R$ 4.325,00</text:p>
          </table:table-cell>
          <table:table-cell table:formula="of:=DDE(&quot;Stech&quot;;&quot;LVL2&quot;;&quot;DOLFUT.1.4.3&quot;)" office:value-type="currency" office:currency="BRL" office:value="4329.5">
            <text:p>R$ 4.329,50</text:p>
          </table:table-cell>
          <table:table-cell table:style-name="ce5" table:formula="of:=DDE(&quot;Stech&quot;;&quot;LVL2&quot;;&quot;DOLFUT.1.4.4&quot;)" office:value-type="float" office:value="205">
            <text:p>205</text:p>
          </table:table-cell>
          <table:table-cell table:formula="of:=DDE(&quot;Stech&quot;;&quot;LVL2&quot;;&quot;DOLFUT.1.4.5&quot;)" office:value-type="float" office:value="26">
            <text:p>26</text:p>
          </table:table-cell>
          <table:table-cell/>
          <table:table-cell table:formula="of:=DDE(&quot;Stech&quot;;&quot;LVL2&quot;;&quot;INDFUT.1.4.0&quot;)">
            <text:p/>
          </table:table-cell>
          <table:table-cell table:formula="of:=DDE(&quot;Stech&quot;;&quot;LVL2&quot;;&quot;INDFUT.1.4.1&quot;)">
            <text:p/>
          </table:table-cell>
          <table:table-cell table:formula="of:=DDE(&quot;Stech&quot;;&quot;LVL2&quot;;&quot;INDFUT.1.4.2&quot;)">
            <text:p/>
          </table:table-cell>
          <table:table-cell table:formula="of:=DDE(&quot;Stech&quot;;&quot;LVL2&quot;;&quot;INDFUT.1.4.3&quot;)">
            <text:p/>
          </table:table-cell>
          <table:table-cell table:style-name="ce5" table:formula="of:=DDE(&quot;Stech&quot;;&quot;LVL2&quot;;&quot;INDFUT.1.4.4&quot;)">
            <text:p/>
          </table:table-cell>
          <table:table-cell table:style-name="ce5" table:formula="of:=DDE(&quot;Stech&quot;;&quot;LVL2&quot;;&quot;INDFUT.1.4.5&quot;)">
            <text:p/>
          </table:table-cell>
        </table:table-row>
        <table:table-row table:style-name="ro2">
          <table:table-cell table:formula="of:=DDE(&quot;Stech&quot;;&quot;LVL2&quot;;&quot;DOLFUT.1.5.0&quot;)" office:value-type="float" office:value="23">
            <text:p>23</text:p>
          </table:table-cell>
          <table:table-cell table:formula="of:=DDE(&quot;Stech&quot;;&quot;LVL2&quot;;&quot;DOLFUT.1.5.1&quot;)" office:value-type="float" office:value="130">
            <text:p>130</text:p>
          </table:table-cell>
          <table:table-cell table:formula="of:=DDE(&quot;Stech&quot;;&quot;LVL2&quot;;&quot;DOLFUT.1.5.2&quot;)" office:value-type="currency" office:currency="BRL" office:value="4324.5">
            <text:p>R$ 4.324,50</text:p>
          </table:table-cell>
          <table:table-cell table:formula="of:=DDE(&quot;Stech&quot;;&quot;LVL2&quot;;&quot;DOLFUT.1.5.3&quot;)" office:value-type="currency" office:currency="BRL" office:value="4330">
            <text:p>R$ 4.330,00</text:p>
          </table:table-cell>
          <table:table-cell table:style-name="ce5" table:formula="of:=DDE(&quot;Stech&quot;;&quot;LVL2&quot;;&quot;DOLFUT.1.5.4&quot;)" office:value-type="float" office:value="530">
            <text:p>530</text:p>
          </table:table-cell>
          <table:table-cell table:formula="of:=DDE(&quot;Stech&quot;;&quot;LVL2&quot;;&quot;DOLFUT.1.5.5&quot;)" office:value-type="float" office:value="30">
            <text:p>30</text:p>
          </table:table-cell>
          <table:table-cell/>
          <table:table-cell table:formula="of:=DDE(&quot;Stech&quot;;&quot;LVL2&quot;;&quot;INDFUT.1.5.0&quot;)">
            <text:p/>
          </table:table-cell>
          <table:table-cell table:formula="of:=DDE(&quot;Stech&quot;;&quot;LVL2&quot;;&quot;INDFUT.1.5.1&quot;)">
            <text:p/>
          </table:table-cell>
          <table:table-cell table:formula="of:=DDE(&quot;Stech&quot;;&quot;LVL2&quot;;&quot;INDFUT.1.5.2&quot;)">
            <text:p/>
          </table:table-cell>
          <table:table-cell table:formula="of:=DDE(&quot;Stech&quot;;&quot;LVL2&quot;;&quot;INDFUT.1.5.3&quot;)">
            <text:p/>
          </table:table-cell>
          <table:table-cell table:style-name="ce5" table:formula="of:=DDE(&quot;Stech&quot;;&quot;LVL2&quot;;&quot;INDFUT.1.5.4&quot;)">
            <text:p/>
          </table:table-cell>
          <table:table-cell table:style-name="ce5" table:formula="of:=DDE(&quot;Stech&quot;;&quot;LVL2&quot;;&quot;INDFUT.1.5.5&quot;)">
            <text:p/>
          </table:table-cell>
        </table:table-row>
        <table:table-row table:style-name="ro2">
          <table:table-cell table:formula="of:=DDE(&quot;Stech&quot;;&quot;LVL2&quot;;&quot;DOLFUT.1.6.0&quot;)" office:value-type="float" office:value="26">
            <text:p>26</text:p>
          </table:table-cell>
          <table:table-cell table:formula="of:=DDE(&quot;Stech&quot;;&quot;LVL2&quot;;&quot;DOLFUT.1.6.1&quot;)" office:value-type="float" office:value="140">
            <text:p>140</text:p>
          </table:table-cell>
          <table:table-cell table:formula="of:=DDE(&quot;Stech&quot;;&quot;LVL2&quot;;&quot;DOLFUT.1.6.2&quot;)" office:value-type="currency" office:currency="BRL" office:value="4324">
            <text:p>R$ 4.324,00</text:p>
          </table:table-cell>
          <table:table-cell table:formula="of:=DDE(&quot;Stech&quot;;&quot;LVL2&quot;;&quot;DOLFUT.1.6.3&quot;)" office:value-type="currency" office:currency="BRL" office:value="4330.5">
            <text:p>R$ 4.330,50</text:p>
          </table:table-cell>
          <table:table-cell table:style-name="ce5" table:formula="of:=DDE(&quot;Stech&quot;;&quot;LVL2&quot;;&quot;DOLFUT.1.6.4&quot;)" office:value-type="float" office:value="125">
            <text:p>125</text:p>
          </table:table-cell>
          <table:table-cell table:formula="of:=DDE(&quot;Stech&quot;;&quot;LVL2&quot;;&quot;DOLFUT.1.6.5&quot;)" office:value-type="float" office:value="20">
            <text:p>20</text:p>
          </table:table-cell>
          <table:table-cell/>
          <table:table-cell table:formula="of:=DDE(&quot;Stech&quot;;&quot;LVL2&quot;;&quot;INDFUT.1.6.0&quot;)">
            <text:p/>
          </table:table-cell>
          <table:table-cell table:formula="of:=DDE(&quot;Stech&quot;;&quot;LVL2&quot;;&quot;INDFUT.1.6.1&quot;)">
            <text:p/>
          </table:table-cell>
          <table:table-cell table:formula="of:=DDE(&quot;Stech&quot;;&quot;LVL2&quot;;&quot;INDFUT.1.6.2&quot;)">
            <text:p/>
          </table:table-cell>
          <table:table-cell table:formula="of:=DDE(&quot;Stech&quot;;&quot;LVL2&quot;;&quot;INDFUT.1.6.3&quot;)">
            <text:p/>
          </table:table-cell>
          <table:table-cell table:style-name="ce5" table:formula="of:=DDE(&quot;Stech&quot;;&quot;LVL2&quot;;&quot;INDFUT.1.6.4&quot;)">
            <text:p/>
          </table:table-cell>
          <table:table-cell table:style-name="ce5" table:formula="of:=DDE(&quot;Stech&quot;;&quot;LVL2&quot;;&quot;INDFUT.1.6.5&quot;)">
            <text:p/>
          </table:table-cell>
        </table:table-row>
        <table:table-row table:style-name="ro2">
          <table:table-cell table:formula="of:=DDE(&quot;Stech&quot;;&quot;LVL2&quot;;&quot;DOLFUT.1.7.0&quot;)" office:value-type="float" office:value="22">
            <text:p>22</text:p>
          </table:table-cell>
          <table:table-cell table:formula="of:=DDE(&quot;Stech&quot;;&quot;LVL2&quot;;&quot;DOLFUT.1.7.1&quot;)" office:value-type="float" office:value="115">
            <text:p>115</text:p>
          </table:table-cell>
          <table:table-cell table:formula="of:=DDE(&quot;Stech&quot;;&quot;LVL2&quot;;&quot;DOLFUT.1.7.2&quot;)" office:value-type="currency" office:currency="BRL" office:value="4323.5">
            <text:p>R$ 4.323,50</text:p>
          </table:table-cell>
          <table:table-cell table:formula="of:=DDE(&quot;Stech&quot;;&quot;LVL2&quot;;&quot;DOLFUT.1.7.3&quot;)" office:value-type="currency" office:currency="BRL" office:value="4331">
            <text:p>R$ 4.331,00</text:p>
          </table:table-cell>
          <table:table-cell table:style-name="ce5" table:formula="of:=DDE(&quot;Stech&quot;;&quot;LVL2&quot;;&quot;DOLFUT.1.7.4&quot;)" office:value-type="float" office:value="155">
            <text:p>155</text:p>
          </table:table-cell>
          <table:table-cell table:formula="of:=DDE(&quot;Stech&quot;;&quot;LVL2&quot;;&quot;DOLFUT.1.7.5&quot;)" office:value-type="float" office:value="21">
            <text:p>21</text:p>
          </table:table-cell>
          <table:table-cell/>
          <table:table-cell table:formula="of:=DDE(&quot;Stech&quot;;&quot;LVL2&quot;;&quot;INDFUT.1.7.0&quot;)">
            <text:p/>
          </table:table-cell>
          <table:table-cell table:formula="of:=DDE(&quot;Stech&quot;;&quot;LVL2&quot;;&quot;INDFUT.1.7.1&quot;)">
            <text:p/>
          </table:table-cell>
          <table:table-cell table:formula="of:=DDE(&quot;Stech&quot;;&quot;LVL2&quot;;&quot;INDFUT.1.7.2&quot;)">
            <text:p/>
          </table:table-cell>
          <table:table-cell table:formula="of:=DDE(&quot;Stech&quot;;&quot;LVL2&quot;;&quot;INDFUT.1.7.3&quot;)">
            <text:p/>
          </table:table-cell>
          <table:table-cell table:style-name="ce5" table:formula="of:=DDE(&quot;Stech&quot;;&quot;LVL2&quot;;&quot;INDFUT.1.7.4&quot;)">
            <text:p/>
          </table:table-cell>
          <table:table-cell table:style-name="ce5" table:formula="of:=DDE(&quot;Stech&quot;;&quot;LVL2&quot;;&quot;INDFUT.1.7.5&quot;)">
            <text:p/>
          </table:table-cell>
        </table:table-row>
        <table:table-row table:style-name="ro2">
          <table:table-cell table:formula="of:=DDE(&quot;Stech&quot;;&quot;LVL2&quot;;&quot;DOLFUT.1.8.0&quot;)" office:value-type="float" office:value="18">
            <text:p>18</text:p>
          </table:table-cell>
          <table:table-cell table:formula="of:=DDE(&quot;Stech&quot;;&quot;LVL2&quot;;&quot;DOLFUT.1.8.1&quot;)" office:value-type="float" office:value="105">
            <text:p>105</text:p>
          </table:table-cell>
          <table:table-cell table:formula="of:=DDE(&quot;Stech&quot;;&quot;LVL2&quot;;&quot;DOLFUT.1.8.2&quot;)" office:value-type="currency" office:currency="BRL" office:value="4323">
            <text:p>R$ 4.323,00</text:p>
          </table:table-cell>
          <table:table-cell table:formula="of:=DDE(&quot;Stech&quot;;&quot;LVL2&quot;;&quot;DOLFUT.1.8.3&quot;)" office:value-type="currency" office:currency="BRL" office:value="4331.5">
            <text:p>R$ 4.331,50</text:p>
          </table:table-cell>
          <table:table-cell table:style-name="ce5" table:formula="of:=DDE(&quot;Stech&quot;;&quot;LVL2&quot;;&quot;DOLFUT.1.8.4&quot;)" office:value-type="float" office:value="115">
            <text:p>115</text:p>
          </table:table-cell>
          <table:table-cell table:formula="of:=DDE(&quot;Stech&quot;;&quot;LVL2&quot;;&quot;DOLFUT.1.8.5&quot;)" office:value-type="float" office:value="17">
            <text:p>17</text:p>
          </table:table-cell>
          <table:table-cell/>
          <table:table-cell table:formula="of:=DDE(&quot;Stech&quot;;&quot;LVL2&quot;;&quot;INDFUT.1.8.0&quot;)">
            <text:p/>
          </table:table-cell>
          <table:table-cell table:formula="of:=DDE(&quot;Stech&quot;;&quot;LVL2&quot;;&quot;INDFUT.1.8.1&quot;)">
            <text:p/>
          </table:table-cell>
          <table:table-cell table:formula="of:=DDE(&quot;Stech&quot;;&quot;LVL2&quot;;&quot;INDFUT.1.8.2&quot;)">
            <text:p/>
          </table:table-cell>
          <table:table-cell table:formula="of:=DDE(&quot;Stech&quot;;&quot;LVL2&quot;;&quot;INDFUT.1.8.3&quot;)">
            <text:p/>
          </table:table-cell>
          <table:table-cell table:style-name="ce5" table:formula="of:=DDE(&quot;Stech&quot;;&quot;LVL2&quot;;&quot;INDFUT.1.8.4&quot;)">
            <text:p/>
          </table:table-cell>
          <table:table-cell table:style-name="ce5" table:formula="of:=DDE(&quot;Stech&quot;;&quot;LVL2&quot;;&quot;INDFUT.1.8.5&quot;)">
            <text:p/>
          </table:table-cell>
        </table:table-row>
        <table:table-row table:style-name="ro2">
          <table:table-cell table:formula="of:=DDE(&quot;Stech&quot;;&quot;LVL2&quot;;&quot;DOLFUT.1.9.0&quot;)" office:value-type="float" office:value="18">
            <text:p>18</text:p>
          </table:table-cell>
          <table:table-cell table:formula="of:=DDE(&quot;Stech&quot;;&quot;LVL2&quot;;&quot;DOLFUT.1.9.1&quot;)" office:value-type="float" office:value="95">
            <text:p>95</text:p>
          </table:table-cell>
          <table:table-cell table:formula="of:=DDE(&quot;Stech&quot;;&quot;LVL2&quot;;&quot;DOLFUT.1.9.2&quot;)" office:value-type="currency" office:currency="BRL" office:value="4322.5">
            <text:p>R$ 4.322,50</text:p>
          </table:table-cell>
          <table:table-cell table:formula="of:=DDE(&quot;Stech&quot;;&quot;LVL2&quot;;&quot;DOLFUT.1.9.3&quot;)" office:value-type="currency" office:currency="BRL" office:value="4332">
            <text:p>R$ 4.332,00</text:p>
          </table:table-cell>
          <table:table-cell table:style-name="ce5" table:formula="of:=DDE(&quot;Stech&quot;;&quot;LVL2&quot;;&quot;DOLFUT.1.9.4&quot;)" office:value-type="float" office:value="110">
            <text:p>110</text:p>
          </table:table-cell>
          <table:table-cell table:formula="of:=DDE(&quot;Stech&quot;;&quot;LVL2&quot;;&quot;DOLFUT.1.9.5&quot;)" office:value-type="float" office:value="19">
            <text:p>19</text:p>
          </table:table-cell>
          <table:table-cell/>
          <table:table-cell table:formula="of:=DDE(&quot;Stech&quot;;&quot;LVL2&quot;;&quot;INDFUT.1.9.0&quot;)">
            <text:p/>
          </table:table-cell>
          <table:table-cell table:formula="of:=DDE(&quot;Stech&quot;;&quot;LVL2&quot;;&quot;INDFUT.1.9.1&quot;)">
            <text:p/>
          </table:table-cell>
          <table:table-cell table:formula="of:=DDE(&quot;Stech&quot;;&quot;LVL2&quot;;&quot;INDFUT.1.9.2&quot;)">
            <text:p/>
          </table:table-cell>
          <table:table-cell table:formula="of:=DDE(&quot;Stech&quot;;&quot;LVL2&quot;;&quot;INDFUT.1.9.3&quot;)">
            <text:p/>
          </table:table-cell>
          <table:table-cell table:style-name="ce5" table:formula="of:=DDE(&quot;Stech&quot;;&quot;LVL2&quot;;&quot;INDFUT.1.9.4&quot;)">
            <text:p/>
          </table:table-cell>
          <table:table-cell table:style-name="ce5" table:formula="of:=DDE(&quot;Stech&quot;;&quot;LVL2&quot;;&quot;INDFUT.1.9.5&quot;)">
            <text:p/>
          </table:table-cell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6" office:value-type="string">
            <text:p>Cotação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ce6" office:value-type="string">
            <text:p>Cotação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" office:value-type="string">
            <text:p>Var</text:p>
          </table:table-cell>
          <table:table-cell table:style-name="ce2" office:value-type="string">
            <text:p>Var. %</text:p>
          </table:table-cell>
          <table:table-cell table:style-name="ce2" office:value-type="string">
            <text:p>Var. (Var %) </text:p>
          </table:table-cell>
          <table:table-cell table:style-name="Default"/>
          <table:table-cell/>
          <table:table-cell table:style-name="Default" table:number-columns-repeated="2"/>
          <table:table-cell table:style-name="ce2" office:value-type="string">
            <text:p>Var</text:p>
          </table:table-cell>
          <table:table-cell table:style-name="ce2" office:value-type="string">
            <text:p>Var. %</text:p>
          </table:table-cell>
          <table:table-cell table:style-name="ce2" office:value-type="string">
            <text:p>Var. (Var %) </text:p>
          </table:table-cell>
          <table:table-cell table:style-name="Default"/>
          <table:table-cell table:number-columns-repeated="2"/>
        </table:table-row>
        <table:table-row table:style-name="ro2">
          <table:table-cell table:formula="of:=DDE(&quot;Stech&quot;;&quot;COT&quot;;&quot;DOLFUT.Var&quot;)" office:value-type="float" office:value="40.5">
            <text:p>40,5</text:p>
          </table:table-cell>
          <table:table-cell table:formula="of:=DDE(&quot;Stech&quot;;&quot;COT&quot;;&quot;DOLFUT.VarPer&quot;)" office:value-type="float" office:value="0.94">
            <text:p>0,94</text:p>
          </table:table-cell>
          <table:table-cell table:style-name="ce8" table:formula="of:=DDE(&quot;Stech&quot;;&quot;COT&quot;;&quot;DOLFUT.VarVarPer&quot;)" office:value-type="string" office:string-value="40,50 (0,94%)">
            <text:p>40,50 (0,94%)</text:p>
          </table:table-cell>
          <table:table-cell table:style-name="Default"/>
          <table:table-cell/>
          <table:table-cell table:style-name="Default" table:number-columns-repeated="2"/>
          <table:table-cell table:formula="of:=DDE(&quot;Stech&quot;;&quot;COT&quot;;&quot;INDFUT.Var&quot;)" office:value-type="float" office:value="0">
            <text:p>0</text:p>
          </table:table-cell>
          <table:table-cell table:formula="of:=DDE(&quot;Stech&quot;;&quot;COT&quot;;&quot;INDFUT.VarPer&quot;)" office:value-type="float" office:value="0">
            <text:p>0</text:p>
          </table:table-cell>
          <table:table-cell table:style-name="ce8" table:formula="of:=DDE(&quot;Stech&quot;;&quot;COT&quot;;&quot;INDFUT.VarVarPer&quot;)">
            <text:p/>
          </table:table-cell>
          <table:table-cell table:style-name="Default"/>
          <table:table-cell table:number-columns-repeated="2"/>
        </table:table-row>
      </table:table>
      <table:dde-links>
        <table:dde-link>
          <office:dde-source office:dde-application="Stech" office:dde-topic="LVL2" office:dde-item="DOLFUT.1.0.0" office:automatic-update="true"/>
          <table:table>
            <table:table-column/>
            <table:table-row>
              <table:table-cell office:value-type="float" office:value="16"/>
            </table:table-row>
          </table:table>
        </table:dde-link>
        <table:dde-link>
          <office:dde-source office:dde-application="Stech" office:dde-topic="LVL2" office:dde-item="DOLFUT.1.1.0" office:automatic-update="true"/>
          <table:table>
            <table:table-column/>
            <table:table-row>
              <table:table-cell office:value-type="float" office:value="22"/>
            </table:table-row>
          </table:table>
        </table:dde-link>
        <table:dde-link>
          <office:dde-source office:dde-application="Stech" office:dde-topic="LVL2" office:dde-item="DOLFUT.1.2.0" office:automatic-update="true"/>
          <table:table>
            <table:table-column/>
            <table:table-row>
              <table:table-cell office:value-type="float" office:value="23"/>
            </table:table-row>
          </table:table>
        </table:dde-link>
        <table:dde-link>
          <office:dde-source office:dde-application="Stech" office:dde-topic="LVL2" office:dde-item="DOLFUT.1.3.0" office:automatic-update="true"/>
          <table:table>
            <table:table-column/>
            <table:table-row>
              <table:table-cell office:value-type="float" office:value="26"/>
            </table:table-row>
          </table:table>
        </table:dde-link>
        <table:dde-link>
          <office:dde-source office:dde-application="Stech" office:dde-topic="LVL2" office:dde-item="DOLFUT.1.4.0" office:automatic-update="true"/>
          <table:table>
            <table:table-column/>
            <table:table-row>
              <table:table-cell office:value-type="float" office:value="21"/>
            </table:table-row>
          </table:table>
        </table:dde-link>
        <table:dde-link>
          <office:dde-source office:dde-application="Stech" office:dde-topic="LVL2" office:dde-item="DOLFUT.1.5.0" office:automatic-update="true"/>
          <table:table>
            <table:table-column/>
            <table:table-row>
              <table:table-cell office:value-type="float" office:value="23"/>
            </table:table-row>
          </table:table>
        </table:dde-link>
        <table:dde-link>
          <office:dde-source office:dde-application="Stech" office:dde-topic="LVL2" office:dde-item="DOLFUT.1.6.0" office:automatic-update="true"/>
          <table:table>
            <table:table-column/>
            <table:table-row>
              <table:table-cell office:value-type="float" office:value="26"/>
            </table:table-row>
          </table:table>
        </table:dde-link>
        <table:dde-link>
          <office:dde-source office:dde-application="Stech" office:dde-topic="LVL2" office:dde-item="DOLFUT.1.7.0" office:automatic-update="true"/>
          <table:table>
            <table:table-column/>
            <table:table-row>
              <table:table-cell office:value-type="float" office:value="22"/>
            </table:table-row>
          </table:table>
        </table:dde-link>
        <table:dde-link>
          <office:dde-source office:dde-application="Stech" office:dde-topic="LVL2" office:dde-item="DOLFUT.1.8.0" office:automatic-update="true"/>
          <table:table>
            <table:table-column/>
            <table:table-row>
              <table:table-cell office:value-type="float" office:value="18"/>
            </table:table-row>
          </table:table>
        </table:dde-link>
        <table:dde-link>
          <office:dde-source office:dde-application="Stech" office:dde-topic="LVL2" office:dde-item="DOLFUT.1.9.0" office:automatic-update="true"/>
          <table:table>
            <table:table-column/>
            <table:table-row>
              <table:table-cell office:value-type="float" office:value="18"/>
            </table:table-row>
          </table:table>
        </table:dde-link>
        <table:dde-link>
          <office:dde-source office:dde-application="Stech" office:dde-topic="LVL2" office:dde-item="DOLFUT.1.0.1" office:automatic-update="true"/>
          <table:table>
            <table:table-column/>
            <table:table-row>
              <table:table-cell office:value-type="float" office:value="95"/>
            </table:table-row>
          </table:table>
        </table:dde-link>
        <table:dde-link>
          <office:dde-source office:dde-application="Stech" office:dde-topic="LVL2" office:dde-item="DOLFUT.1.1.1" office:automatic-update="true"/>
          <table:table>
            <table:table-column/>
            <table:table-row>
              <table:table-cell office:value-type="float" office:value="150"/>
            </table:table-row>
          </table:table>
        </table:dde-link>
        <table:dde-link>
          <office:dde-source office:dde-application="Stech" office:dde-topic="LVL2" office:dde-item="DOLFUT.1.2.1" office:automatic-update="true"/>
          <table:table>
            <table:table-column/>
            <table:table-row>
              <table:table-cell office:value-type="float" office:value="135"/>
            </table:table-row>
          </table:table>
        </table:dde-link>
        <table:dde-link>
          <office:dde-source office:dde-application="Stech" office:dde-topic="LVL2" office:dde-item="DOLFUT.1.3.1" office:automatic-update="true"/>
          <table:table>
            <table:table-column/>
            <table:table-row>
              <table:table-cell office:value-type="float" office:value="145"/>
            </table:table-row>
          </table:table>
        </table:dde-link>
        <table:dde-link>
          <office:dde-source office:dde-application="Stech" office:dde-topic="LVL2" office:dde-item="DOLFUT.1.4.1" office:automatic-update="true"/>
          <table:table>
            <table:table-column/>
            <table:table-row>
              <table:table-cell office:value-type="float" office:value="120"/>
            </table:table-row>
          </table:table>
        </table:dde-link>
        <table:dde-link>
          <office:dde-source office:dde-application="Stech" office:dde-topic="LVL2" office:dde-item="DOLFUT.1.5.1" office:automatic-update="true"/>
          <table:table>
            <table:table-column/>
            <table:table-row>
              <table:table-cell office:value-type="float" office:value="130"/>
            </table:table-row>
          </table:table>
        </table:dde-link>
        <table:dde-link>
          <office:dde-source office:dde-application="Stech" office:dde-topic="LVL2" office:dde-item="DOLFUT.1.6.1" office:automatic-update="true"/>
          <table:table>
            <table:table-column/>
            <table:table-row>
              <table:table-cell office:value-type="float" office:value="140"/>
            </table:table-row>
          </table:table>
        </table:dde-link>
        <table:dde-link>
          <office:dde-source office:dde-application="Stech" office:dde-topic="LVL2" office:dde-item="DOLFUT.1.7.1" office:automatic-update="true"/>
          <table:table>
            <table:table-column/>
            <table:table-row>
              <table:table-cell office:value-type="float" office:value="115"/>
            </table:table-row>
          </table:table>
        </table:dde-link>
        <table:dde-link>
          <office:dde-source office:dde-application="Stech" office:dde-topic="LVL2" office:dde-item="DOLFUT.1.8.1" office:automatic-update="true"/>
          <table:table>
            <table:table-column/>
            <table:table-row>
              <table:table-cell office:value-type="float" office:value="105"/>
            </table:table-row>
          </table:table>
        </table:dde-link>
        <table:dde-link>
          <office:dde-source office:dde-application="Stech" office:dde-topic="LVL2" office:dde-item="DOLFUT.1.9.1" office:automatic-update="true"/>
          <table:table>
            <table:table-column/>
            <table:table-row>
              <table:table-cell office:value-type="float" office:value="95"/>
            </table:table-row>
          </table:table>
        </table:dde-link>
        <table:dde-link>
          <office:dde-source office:dde-application="Stech" office:dde-topic="LVL2" office:dde-item="DOLFUT.1.0.2" office:automatic-update="true"/>
          <table:table>
            <table:table-column/>
            <table:table-row>
              <table:table-cell office:value-type="float" office:value="4327"/>
            </table:table-row>
          </table:table>
        </table:dde-link>
        <table:dde-link>
          <office:dde-source office:dde-application="Stech" office:dde-topic="LVL2" office:dde-item="DOLFUT.1.1.2" office:automatic-update="true"/>
          <table:table>
            <table:table-column/>
            <table:table-row>
              <table:table-cell office:value-type="float" office:value="4326.5"/>
            </table:table-row>
          </table:table>
        </table:dde-link>
        <table:dde-link>
          <office:dde-source office:dde-application="Stech" office:dde-topic="LVL2" office:dde-item="DOLFUT.1.2.2" office:automatic-update="true"/>
          <table:table>
            <table:table-column/>
            <table:table-row>
              <table:table-cell office:value-type="float" office:value="4326"/>
            </table:table-row>
          </table:table>
        </table:dde-link>
        <table:dde-link>
          <office:dde-source office:dde-application="Stech" office:dde-topic="LVL2" office:dde-item="DOLFUT.1.3.2" office:automatic-update="true"/>
          <table:table>
            <table:table-column/>
            <table:table-row>
              <table:table-cell office:value-type="float" office:value="4325.5"/>
            </table:table-row>
          </table:table>
        </table:dde-link>
        <table:dde-link>
          <office:dde-source office:dde-application="Stech" office:dde-topic="LVL2" office:dde-item="DOLFUT.1.4.2" office:automatic-update="true"/>
          <table:table>
            <table:table-column/>
            <table:table-row>
              <table:table-cell office:value-type="float" office:value="4325"/>
            </table:table-row>
          </table:table>
        </table:dde-link>
        <table:dde-link>
          <office:dde-source office:dde-application="Stech" office:dde-topic="LVL2" office:dde-item="DOLFUT.1.5.2" office:automatic-update="true"/>
          <table:table>
            <table:table-column/>
            <table:table-row>
              <table:table-cell office:value-type="float" office:value="4324.5"/>
            </table:table-row>
          </table:table>
        </table:dde-link>
        <table:dde-link>
          <office:dde-source office:dde-application="Stech" office:dde-topic="LVL2" office:dde-item="DOLFUT.1.6.2" office:automatic-update="true"/>
          <table:table>
            <table:table-column/>
            <table:table-row>
              <table:table-cell office:value-type="float" office:value="4324"/>
            </table:table-row>
          </table:table>
        </table:dde-link>
        <table:dde-link>
          <office:dde-source office:dde-application="Stech" office:dde-topic="LVL2" office:dde-item="DOLFUT.1.7.2" office:automatic-update="true"/>
          <table:table>
            <table:table-column/>
            <table:table-row>
              <table:table-cell office:value-type="float" office:value="4323.5"/>
            </table:table-row>
          </table:table>
        </table:dde-link>
        <table:dde-link>
          <office:dde-source office:dde-application="Stech" office:dde-topic="LVL2" office:dde-item="DOLFUT.1.8.2" office:automatic-update="true"/>
          <table:table>
            <table:table-column/>
            <table:table-row>
              <table:table-cell office:value-type="float" office:value="4323"/>
            </table:table-row>
          </table:table>
        </table:dde-link>
        <table:dde-link>
          <office:dde-source office:dde-application="Stech" office:dde-topic="LVL2" office:dde-item="DOLFUT.1.9.2" office:automatic-update="true"/>
          <table:table>
            <table:table-column/>
            <table:table-row>
              <table:table-cell office:value-type="float" office:value="4322.5"/>
            </table:table-row>
          </table:table>
        </table:dde-link>
        <table:dde-link>
          <office:dde-source office:dde-application="Stech" office:dde-topic="LVL2" office:dde-item="DOLFUT.1.0.3" office:automatic-update="true"/>
          <table:table>
            <table:table-column/>
            <table:table-row>
              <table:table-cell office:value-type="float" office:value="4327.5"/>
            </table:table-row>
          </table:table>
        </table:dde-link>
        <table:dde-link>
          <office:dde-source office:dde-application="Stech" office:dde-topic="LVL2" office:dde-item="DOLFUT.1.1.3" office:automatic-update="true"/>
          <table:table>
            <table:table-column/>
            <table:table-row>
              <table:table-cell office:value-type="float" office:value="4328"/>
            </table:table-row>
          </table:table>
        </table:dde-link>
        <table:dde-link>
          <office:dde-source office:dde-application="Stech" office:dde-topic="LVL2" office:dde-item="DOLFUT.1.2.3" office:automatic-update="true"/>
          <table:table>
            <table:table-column/>
            <table:table-row>
              <table:table-cell office:value-type="float" office:value="4328.5"/>
            </table:table-row>
          </table:table>
        </table:dde-link>
        <table:dde-link>
          <office:dde-source office:dde-application="Stech" office:dde-topic="LVL2" office:dde-item="DOLFUT.1.3.3" office:automatic-update="true"/>
          <table:table>
            <table:table-column/>
            <table:table-row>
              <table:table-cell office:value-type="float" office:value="4329"/>
            </table:table-row>
          </table:table>
        </table:dde-link>
        <table:dde-link>
          <office:dde-source office:dde-application="Stech" office:dde-topic="LVL2" office:dde-item="DOLFUT.1.4.3" office:automatic-update="true"/>
          <table:table>
            <table:table-column/>
            <table:table-row>
              <table:table-cell office:value-type="float" office:value="4329.5"/>
            </table:table-row>
          </table:table>
        </table:dde-link>
        <table:dde-link>
          <office:dde-source office:dde-application="Stech" office:dde-topic="LVL2" office:dde-item="DOLFUT.1.5.3" office:automatic-update="true"/>
          <table:table>
            <table:table-column/>
            <table:table-row>
              <table:table-cell office:value-type="float" office:value="4330"/>
            </table:table-row>
          </table:table>
        </table:dde-link>
        <table:dde-link>
          <office:dde-source office:dde-application="Stech" office:dde-topic="LVL2" office:dde-item="DOLFUT.1.6.3" office:automatic-update="true"/>
          <table:table>
            <table:table-column/>
            <table:table-row>
              <table:table-cell office:value-type="float" office:value="4330.5"/>
            </table:table-row>
          </table:table>
        </table:dde-link>
        <table:dde-link>
          <office:dde-source office:dde-application="Stech" office:dde-topic="LVL2" office:dde-item="DOLFUT.1.7.3" office:automatic-update="true"/>
          <table:table>
            <table:table-column/>
            <table:table-row>
              <table:table-cell office:value-type="float" office:value="4331"/>
            </table:table-row>
          </table:table>
        </table:dde-link>
        <table:dde-link>
          <office:dde-source office:dde-application="Stech" office:dde-topic="LVL2" office:dde-item="DOLFUT.1.8.3" office:automatic-update="true"/>
          <table:table>
            <table:table-column/>
            <table:table-row>
              <table:table-cell office:value-type="float" office:value="4331.5"/>
            </table:table-row>
          </table:table>
        </table:dde-link>
        <table:dde-link>
          <office:dde-source office:dde-application="Stech" office:dde-topic="LVL2" office:dde-item="DOLFUT.1.9.3" office:automatic-update="true"/>
          <table:table>
            <table:table-column/>
            <table:table-row>
              <table:table-cell office:value-type="float" office:value="4332"/>
            </table:table-row>
          </table:table>
        </table:dde-link>
        <table:dde-link>
          <office:dde-source office:dde-application="Stech" office:dde-topic="LVL2" office:dde-item="DOLFUT.1.0.4" office:automatic-update="true"/>
          <table:table>
            <table:table-column/>
            <table:table-row>
              <table:table-cell office:value-type="float" office:value="30"/>
            </table:table-row>
          </table:table>
        </table:dde-link>
        <table:dde-link>
          <office:dde-source office:dde-application="Stech" office:dde-topic="LVL2" office:dde-item="DOLFUT.1.1.4" office:automatic-update="true"/>
          <table:table>
            <table:table-column/>
            <table:table-row>
              <table:table-cell office:value-type="float" office:value="175"/>
            </table:table-row>
          </table:table>
        </table:dde-link>
        <table:dde-link>
          <office:dde-source office:dde-application="Stech" office:dde-topic="LVL2" office:dde-item="DOLFUT.1.2.4" office:automatic-update="true"/>
          <table:table>
            <table:table-column/>
            <table:table-row>
              <table:table-cell office:value-type="float" office:value="130"/>
            </table:table-row>
          </table:table>
        </table:dde-link>
        <table:dde-link>
          <office:dde-source office:dde-application="Stech" office:dde-topic="LVL2" office:dde-item="DOLFUT.1.3.4" office:automatic-update="true"/>
          <table:table>
            <table:table-column/>
            <table:table-row>
              <table:table-cell office:value-type="float" office:value="260"/>
            </table:table-row>
          </table:table>
        </table:dde-link>
        <table:dde-link>
          <office:dde-source office:dde-application="Stech" office:dde-topic="LVL2" office:dde-item="DOLFUT.1.4.4" office:automatic-update="true"/>
          <table:table>
            <table:table-column/>
            <table:table-row>
              <table:table-cell office:value-type="float" office:value="205"/>
            </table:table-row>
          </table:table>
        </table:dde-link>
        <table:dde-link>
          <office:dde-source office:dde-application="Stech" office:dde-topic="LVL2" office:dde-item="DOLFUT.1.5.4" office:automatic-update="true"/>
          <table:table>
            <table:table-column/>
            <table:table-row>
              <table:table-cell office:value-type="float" office:value="530"/>
            </table:table-row>
          </table:table>
        </table:dde-link>
        <table:dde-link>
          <office:dde-source office:dde-application="Stech" office:dde-topic="LVL2" office:dde-item="DOLFUT.1.6.4" office:automatic-update="true"/>
          <table:table>
            <table:table-column/>
            <table:table-row>
              <table:table-cell office:value-type="float" office:value="125"/>
            </table:table-row>
          </table:table>
        </table:dde-link>
        <table:dde-link>
          <office:dde-source office:dde-application="Stech" office:dde-topic="LVL2" office:dde-item="DOLFUT.1.7.4" office:automatic-update="true"/>
          <table:table>
            <table:table-column/>
            <table:table-row>
              <table:table-cell office:value-type="float" office:value="155"/>
            </table:table-row>
          </table:table>
        </table:dde-link>
        <table:dde-link>
          <office:dde-source office:dde-application="Stech" office:dde-topic="LVL2" office:dde-item="DOLFUT.1.8.4" office:automatic-update="true"/>
          <table:table>
            <table:table-column/>
            <table:table-row>
              <table:table-cell office:value-type="float" office:value="115"/>
            </table:table-row>
          </table:table>
        </table:dde-link>
        <table:dde-link>
          <office:dde-source office:dde-application="Stech" office:dde-topic="LVL2" office:dde-item="DOLFUT.1.9.4" office:automatic-update="true"/>
          <table:table>
            <table:table-column/>
            <table:table-row>
              <table:table-cell office:value-type="float" office:value="110"/>
            </table:table-row>
          </table:table>
        </table:dde-link>
        <table:dde-link>
          <office:dde-source office:dde-application="Stech" office:dde-topic="LVL2" office:dde-item="DOLFUT.1.0.5" office:automatic-update="true"/>
          <table:table>
            <table:table-column/>
            <table:table-row>
              <table:table-cell office:value-type="float" office:value="5"/>
            </table:table-row>
          </table:table>
        </table:dde-link>
        <table:dde-link>
          <office:dde-source office:dde-application="Stech" office:dde-topic="LVL2" office:dde-item="DOLFUT.1.1.5" office:automatic-update="true"/>
          <table:table>
            <table:table-column/>
            <table:table-row>
              <table:table-cell office:value-type="float" office:value="19"/>
            </table:table-row>
          </table:table>
        </table:dde-link>
        <table:dde-link>
          <office:dde-source office:dde-application="Stech" office:dde-topic="LVL2" office:dde-item="DOLFUT.1.2.5" office:automatic-update="true"/>
          <table:table>
            <table:table-column/>
            <table:table-row>
              <table:table-cell office:value-type="float" office:value="25"/>
            </table:table-row>
          </table:table>
        </table:dde-link>
        <table:dde-link>
          <office:dde-source office:dde-application="Stech" office:dde-topic="LVL2" office:dde-item="DOLFUT.1.3.5" office:automatic-update="true"/>
          <table:table>
            <table:table-column/>
            <table:table-row>
              <table:table-cell office:value-type="float" office:value="22"/>
            </table:table-row>
          </table:table>
        </table:dde-link>
        <table:dde-link>
          <office:dde-source office:dde-application="Stech" office:dde-topic="LVL2" office:dde-item="DOLFUT.1.4.5" office:automatic-update="true"/>
          <table:table>
            <table:table-column/>
            <table:table-row>
              <table:table-cell office:value-type="float" office:value="26"/>
            </table:table-row>
          </table:table>
        </table:dde-link>
        <table:dde-link>
          <office:dde-source office:dde-application="Stech" office:dde-topic="LVL2" office:dde-item="DOLFUT.1.5.5" office:automatic-update="true"/>
          <table:table>
            <table:table-column/>
            <table:table-row>
              <table:table-cell office:value-type="float" office:value="30"/>
            </table:table-row>
          </table:table>
        </table:dde-link>
        <table:dde-link>
          <office:dde-source office:dde-application="Stech" office:dde-topic="LVL2" office:dde-item="DOLFUT.1.6.5" office:automatic-update="true"/>
          <table:table>
            <table:table-column/>
            <table:table-row>
              <table:table-cell office:value-type="float" office:value="20"/>
            </table:table-row>
          </table:table>
        </table:dde-link>
        <table:dde-link>
          <office:dde-source office:dde-application="Stech" office:dde-topic="LVL2" office:dde-item="DOLFUT.1.7.5" office:automatic-update="true"/>
          <table:table>
            <table:table-column/>
            <table:table-row>
              <table:table-cell office:value-type="float" office:value="21"/>
            </table:table-row>
          </table:table>
        </table:dde-link>
        <table:dde-link>
          <office:dde-source office:dde-application="Stech" office:dde-topic="LVL2" office:dde-item="DOLFUT.1.8.5" office:automatic-update="true"/>
          <table:table>
            <table:table-column/>
            <table:table-row>
              <table:table-cell office:value-type="float" office:value="17"/>
            </table:table-row>
          </table:table>
        </table:dde-link>
        <table:dde-link>
          <office:dde-source office:dde-application="Stech" office:dde-topic="LVL2" office:dde-item="DOLFUT.1.9.5" office:automatic-update="true"/>
          <table:table>
            <table:table-column/>
            <table:table-row>
              <table:table-cell office:value-type="float" office:value="19"/>
            </table:table-row>
          </table:table>
        </table:dde-link>
        <table:dde-link>
          <office:dde-source office:dde-application="Stech" office:dde-topic="COT" office:dde-item="DOLFUT.Var" office:automatic-update="true"/>
          <table:table>
            <table:table-column/>
            <table:table-row>
              <table:table-cell office:value-type="float" office:value="40.5"/>
            </table:table-row>
          </table:table>
        </table:dde-link>
        <table:dde-link>
          <office:dde-source office:dde-application="Stech" office:dde-topic="COT" office:dde-item="DOLFUT.VarPer" office:automatic-update="true"/>
          <table:table>
            <table:table-column/>
            <table:table-row>
              <table:table-cell office:value-type="float" office:value="0.94"/>
            </table:table-row>
          </table:table>
        </table:dde-link>
        <table:dde-link>
          <office:dde-source office:dde-application="Stech" office:dde-topic="COT" office:dde-item="DOLFUT.VarVarPer" office:automatic-update="true"/>
          <table:table>
            <table:table-column/>
            <table:table-row>
              <table:table-cell office:value-type="string" office:string-value="40,50 (0,94%)"/>
            </table:table-row>
          </table:table>
        </table:dde-link>
        <table:dde-link>
          <office:dde-source office:dde-application="Stech" office:dde-topic="LVL2" office:dde-item="INDFUT.1.0.0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1.0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2.0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3.0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4.0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5.0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6.0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7.0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8.0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9.0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0.1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1.1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2.1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3.1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4.1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5.1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6.1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7.1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8.1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9.1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0.2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1.2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2.2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3.2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4.2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5.2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6.2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7.2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8.2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9.2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0.3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1.3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2.3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3.3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4.3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5.3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6.3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7.3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8.3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9.3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0.4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1.4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2.4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3.4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4.4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5.4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6.4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7.4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8.4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9.4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0.5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1.5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2.5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3.5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4.5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5.5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6.5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7.5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8.5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LVL2" office:dde-item="INDFUT.1.9.5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COT" office:dde-item="INDFUT.Var" office:automatic-update="true"/>
          <table:table>
            <table:table-column/>
            <table:table-row>
              <table:table-cell office:value-type="float" office:value="0"/>
            </table:table-row>
          </table:table>
        </table:dde-link>
        <table:dde-link>
          <office:dde-source office:dde-application="Stech" office:dde-topic="COT" office:dde-item="INDFUT.VarPer" office:automatic-update="true"/>
          <table:table>
            <table:table-column/>
            <table:table-row>
              <table:table-cell office:value-type="float" office:value="0"/>
            </table:table-row>
          </table:table>
        </table:dde-link>
        <table:dde-link>
          <office:dde-source office:dde-application="Stech" office:dde-topic="COT" office:dde-item="INDFUT.VarVarPer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NEGS" office:dde-item="DOLFUT.Prc" office:automatic-update="true"/>
          <table:table>
            <table:table-column/>
            <table:table-row>
              <table:table-cell office:value-type="string" office:string-value="4.327,50@4.327,50@4.327,50@4.327,50@4.327,50@4.327,50@4.327,50@4.327,50@4.327,50@4.327,50@4.327,50@4.327,50@4.327,50@4.327,50@4.327,50@4.327,50@4.327,50@4.327,50@4.327,50@4.327,50@4.327,50@4.327,50"/>
            </table:table-row>
          </table:table>
        </table:dde-link>
        <table:dde-link>
          <office:dde-source office:dde-application="Stech" office:dde-topic="NEGS" office:dde-item="DOLFUT.Qtd" office:automatic-update="true"/>
          <table:table>
            <table:table-column/>
            <table:table-row>
              <table:table-cell office:value-type="string" office:string-value="5@20@5@20@20@10@5@10@5@5@5@5@5@5@5@5@5@5@5@5@5@5"/>
            </table:table-row>
          </table:table>
        </table:dde-link>
        <table:dde-link>
          <office:dde-source office:dde-application="Stech" office:dde-topic="NEGS" office:dde-item="DOLFUT.Hora" office:automatic-update="true"/>
          <table:table>
            <table:table-column/>
            <table:table-row>
              <table:table-cell office:value-type="string" office:string-value="16:49:51@16:49:51@16:49:51@16:49:51@16:49:51@16:49:51@16:49:51@16:49:51@16:49:51@16:49:51@16:49:51@16:49:51@16:49:51@16:49:51@16:49:51@16:49:51@16:49:51@16:49:51@16:49:51@16:49:52@16:49:52@16:49:52"/>
            </table:table-row>
          </table:table>
        </table:dde-link>
        <table:dde-link>
          <office:dde-source office:dde-application="Stech" office:dde-topic="NEGS" office:dde-item="DOLFUT.Agr" office:automatic-update="true"/>
          <table:table>
            <table:table-column/>
            <table:table-row>
              <table:table-cell office:value-type="string" office:string-value="Comprador@Comprador@Comprador@Comprador@Comprador@Comprador@Comprador@Comprador@Comprador@Comprador@Vendedor@Vendedor@Vendedor@Vendedor@Vendedor@Vendedor@Vendedor@Vendedor@Vendedor@Vendedor@Vendedor@Vendedor"/>
            </table:table-row>
          </table:table>
        </table:dde-link>
        <table:dde-link>
          <office:dde-source office:dde-application="Stech" office:dde-topic="NEGS" office:dde-item="INDFUT.Prc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NEGS" office:dde-item="INDFUT.Qtd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NEGS" office:dde-item="INDFUT.Hora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  <table:dde-link>
          <office:dde-source office:dde-application="Stech" office:dde-topic="NEGS" office:dde-item="INDFUT.Agr" office:automatic-update="true"/>
          <table:table>
            <table:table-column/>
            <table:table-row>
              <table:table-cell office:value-type="string" office:string-value=""/>
            </table:table-row>
          </table:table>
        </table:dde-link>
      </table:dde-link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1" number:min-integer-digits="1"/>
    </number:number-style>
    <number:currency-style style:name="N139P0" style:volatile="true">
      <number:currency-symbol number:language="pt" number:country="BR">R$</number:currency-symbol>
      <number:text> </number:text>
      <number:number number: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pt" number:country="BR">R$</number:currency-symbol>
      <number:text> </number:text>
      <number:number number:decimal-places="4" number:min-integer-digits="1" number:grouping="true"/>
    </number:currency-style>
    <number:currency-style style:name="N141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pt" number:country="BR">R$</number:currency-symbol>
      <number:text> </number:text>
      <number:number number:decimal-places="1" number:min-integer-digits="1" number:grouping="true"/>
    </number:currency-style>
    <number:currency-style style:name="N143">
      <style:text-properties fo:color="#ff0000"/>
      <number:text>-</number:text>
      <number:currency-symbol number:language="pt" number:country="BR">R$</number:currency-symbol>
      <number:text> </number:text>
      <number:number number:decimal-places="1" number:min-integer-digits="1" number:grouping="true"/>
      <style:map style:condition="value()&gt;=0" style:apply-style-name="N143P0"/>
    </number:currency-style>
    <number:percentage-style style:name="N144">
      <number:number number:decimal-places="3" number:min-integer-digits="1"/>
      <number:text>%</number:text>
    </number:percentage-style>
    <number:percentage-style style:name="N145">
      <number:number number:decimal-places="4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6">16/02/2020</text:date>, <text:time>10:24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3:05:51.90</meta:creation-date>
    <dc:date>2020-02-16T10:24:57.49</dc:date>
    <meta:editing-duration>P6DT2H25M9S</meta:editing-duration>
    <meta:editing-cycles>59</meta:editing-cycles>
    <meta:generator>OpenOffice/4.1.6$Win32 OpenOffice.org_project/416m1$Build-9790</meta:generator>
    <meta:document-statistic meta:table-count="1" meta:cell-count="166" meta:object-count="0"/>
  </office:meta>
</office:document-meta>
</file>